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253cm" svg:height="11.911cm" svg:x="-0.013cm" svg:y="0.00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256cm" fo:page-height="11.9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lense </meta:initial-creator>
    <meta:creation-date>2013-11-30T17:03:01</meta:creation-date>
    <dc:date>2014-12-12T19:48:14.617624056</dc:date>
    <dc:creator>falense </dc:creator>
    <meta:editing-duration>PT56S</meta:editing-duration>
    <meta:editing-cycles>4</meta:editing-cycles>
    <meta:generator>LibreOffice/4.2.7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false"/>
      <style:graphic-properties draw:stroke="dash" draw:stroke-dash="Ultrafine_20_Dashed" svg:stroke-width="0.08cm" svg:stroke-color="#dc2300" svg:stroke-opacity="60%" draw:fill-color="#dc2300" draw:opacity="60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54cm" svg:height="11.912cm" xlink:href="." xlink:type="simple" chart:class="chart:line" chart:style-name="ch1">
        <chart:legend svg:x="11.569cm" svg:y="0.75cm" style:legend-expansion="custom" chartooo:width="3.654cm" chartooo:height="1.096cm" style:legend-expansion-aspect-ratio="3.33394160583942" chart:style-name="ch2"/>
        <chart:plot-area chart:style-name="ch3" chart:data-source-has-labels="both" svg:x="1.336cm" svg:y="0.238cm" svg:width="14.593cm" svg:height="10.455cm">
          <chartooo:coordinate-region svg:x="2.434cm" svg:y="0.437cm" svg:width="13.308cm" svg:height="9.609cm"/>
          <chart:axis chart:dimension="x" chart:name="primary-x" chart:style-name="ch4" chartooo:axis-type="auto">
            <chartooo:date-scale/>
            <chart:title svg:x="7.49cm" svg:y="10.931cm" chart:style-name="ch5">
              <text:p>Receiver coun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6.911cm" chart:style-name="ch7">
              <text:p>Prediction error (M)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C$2:.$C$9" chart:label-cell-address="local-table.$C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ression</text:p>
              </table:table-cell>
              <table:table-cell office:value-type="string">
                <text:p>Simulated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</table:table-cell>
              <table:table-cell office:value-type="float" office:value="11.0426187294621">
                <text:p>11.0426187294621</text:p>
              </table:table-cell>
              <table:table-cell office:value-type="float" office:value="10.766">
                <text:p>10.7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.01941738241592">
                <text:p>7.01941738241592</text:p>
              </table:table-cell>
              <table:table-cell office:value-type="float" office:value="7.042">
                <text:p>7.04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.27496121990569">
                <text:p>5.27496121990569</text:p>
              </table:table-cell>
              <table:table-cell office:value-type="float" office:value="5.432">
                <text:p>5.43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37484195623965">
                <text:p>4.37484195623965</text:p>
              </table:table-cell>
              <table:table-cell office:value-type="float" office:value="4.466">
                <text:p>4.46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85466969990054">
                <text:p>3.85466969990054</text:p>
              </table:table-cell>
              <table:table-cell office:value-type="float" office:value="3.962">
                <text:p>3.9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2906805859588">
                <text:p>3.52906805859588</text:p>
              </table:table-cell>
              <table:table-cell office:value-type="float" office:value="3.822">
                <text:p>3.82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.31277811011065">
                <text:p>3.31277811011065</text:p>
              </table:table-cell>
              <table:table-cell office:value-type="float" office:value="3.353">
                <text:p>3.3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16234132519035">
                <text:p>3.16234132519035</text:p>
              </table:table-cell>
              <table:table-cell office:value-type="float" office:value="2.562">
                <text:p>2.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